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fo:min-height="10.75cm"/>
      <style:paragraph-properties style:writing-mode="lr-tb"/>
    </style:style>
    <style:style style:name="pr1" style:family="presentation" style:parent-style-name="Default-title">
      <style:graphic-properties fo:min-height="2.629cm"/>
      <style:paragraph-properties style:writing-mode="lr-tb"/>
    </style:style>
    <style:style style:name="pr2" style:family="presentation" style:parent-style-name="Default-subtitle">
      <style:graphic-properties draw:fill-color="#ffffff" fo:min-height="8.819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r4" style:family="presentation" style:parent-style-name="Default-outline1">
      <style:graphic-properties fo:min-height="8.884cm"/>
      <style:paragraph-properties style:writing-mode="lr-tb"/>
    </style:style>
    <style:style style:name="P1" style:family="paragraph">
      <loext:graphic-properties draw:fill-color="#ffffff"/>
    </style:style>
    <style:style style:name="P2" style:family="paragraph">
      <loext:graphic-properties draw:fill="none"/>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How Does Jenkins Work?</text:p>
          </draw:text-box>
        </draw:frame>
        <draw:frame presentation:style-name="pr2" draw:text-style-name="P1" draw:layer="layout" svg:width="25.199cm" svg:height="8.819cm" svg:x="1.4cm" svg:y="4cm" presentation:class="subtitle" presentation:user-transformed="true">
          <draw:text-box>
            <text:p>Jenkins triggers a build upon every commit to the source code repository, typically to a development branch.</text:p>
          </draw:text-box>
        </draw:frame>
        <presentation:notes draw:style-name="dp2">
          <draw:page-thumbnail draw:style-name="gr1" draw:layer="layout" svg:width="19.798cm" svg:height="11.136cm" svg:x="0.6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4" draw:layer="layout" svg:width="25.199cm" svg:height="11.819cm" svg:x="1.4cm" svg:y="1cm" presentation:class="outline" presentation:user-transformed="true">
          <draw:text-box>
            <text:list text:style-name="L3">
              <text:list-item>
                <text:p>Jenkins can be configured to run an initial suite of unit tests to ensure that the commit did not “break the build”. If the tests do not pass, the developer can be immediately notified to take corrective action. This puts to rest the question of “Who broke to build?” as it is easy to determine which commit caused the build to fail. If all the unit tests pass, then the build pipeline can proceed to the next phase with integration tests which typically take longer to run.</text:p>
                <text:p/>
              </text:list-item>
              <text:list-item>
                <text:p>Jenkins provides the ability to run a build in parallel across multiple machines to minimize the total amount of time it takes to complete many of these activities. Finally, Jenkins can deploy the build to an environment that allows for any needed user acceptance testing (UAT) before releasing it into production. These simplified steps encompass the spirit of a continuous integration (CI) environment. </text:p>
              </text:list-item>
            </text:list>
          </draw:text-box>
        </draw:frame>
        <presentation:notes draw:style-name="dp2">
          <draw:page-thumbnail draw:style-name="gr1" draw:layer="layout" svg:width="19.798cm" svg:height="11.136cm" svg:x="0.6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2" draw:text-style-name="P2" draw:layer="layout" svg:width="27.829cm" svg:height="11cm" svg:x="0.5cm" svg:y="2cm">
          <draw:text-box>
            <text:p>To reach the holy grail of continuous delivery (CD), these UAT tests can be automated as well using a tool like Selenium, where if those tests pass, the code can be merged into the master <text:span text:style-name="T1">branch</text:span> were a “golden” build can be created and deployed directly into production without manual intervention. Companies that have reached the continuous delivery milestone can deploy to production many times a day, such as Amazon, Facebook, and Google.</text:p>
          </draw:text-box>
        </draw:frame>
        <presentation:notes draw:style-name="dp2">
          <draw:page-thumbnail draw:style-name="gr1" draw:layer="layout" svg:width="19.798cm" svg:height="11.136cm" svg:x="0.6cm" svg:y="2.257cm" draw:page-number="3"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IN"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presentation:date-time/></text:p>
        </draw:text-box>
      </draw:frame>
      <draw:frame presentation:style-name="Mpr1" draw:text-style-name="MP6" draw:layer="backgroundobjects" svg:width="8.875cm" svg:height="1.085cm" svg:x="9.576cm" svg:y="14.348cm" presentation:class="footer">
        <draw:text-box>
          <text:p text:style-name="MP5"><presentation:footer/></text:p>
        </draw:text-box>
      </draw:frame>
      <draw:frame presentation:style-name="Mpr1" draw:text-style-name="MP4" draw:layer="backgroundobjects" svg:width="6.523cm" svg:height="1.085cm" svg:x="20.076cm" svg:y="14.348cm" presentation:class="page-number">
        <draw:text-box>
          <text:p text:style-name="MP3"><text:page-number>&lt;number&gt;</text:page-number></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09-02T19:09:15.760000000</meta:creation-date>
    <dc:date>2021-09-02T19:20:20.470000000</dc:date>
    <meta:editing-duration>PT11M5S</meta:editing-duration>
    <meta:editing-cycles>2</meta:editing-cycles>
    <meta:generator>LibreOffice/7.0.4.2$Windows_X86_64 LibreOffice_project/dcf040e67528d9187c66b2379df5ea4407429775</meta:generator>
    <meta:document-statistic meta:object-count="31"/>
  </office:meta>
</office:document-meta>
</file>